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vg:font-family="'Times New Roman'" style:font-family-generic="roman" style:font-pitch="variable" style:name="Times New Roman"/>
    <style:font-face svg:font-family="Arial" style:font-family-generic="swiss" style:font-pitch="variable" style:name="Arial"/>
    <style:font-face svg:font-family="'DejaVu Sans'" style:font-family-generic="system" style:font-pitch="variable" style:name="DejaVu Sans"/>
  </office:font-face-decls>
  <office:automatic-styles>
    <style:style style:family="table" style:name="Table1">
      <style:table-properties table:align="margins" style:width="6.6931in" style:writing-mode="lr-tb"/>
    </style:style>
    <style:style style:family="table-column" style:name="Table1.A">
      <style:table-column-properties style:column-width="1.3389in" style:rel-column-width="13107*"/>
    </style:style>
    <style:style style:family="table-cell" style:name="Table1.A1">
      <style:table-cell-properties fo:border-bottom="0.05pt solid #000000" fo:border-left="0.05pt solid #000000" fo:border-right="none" fo:border-top="0.05pt solid #000000" fo:padding="0.0382in"/>
    </style:style>
    <style:style style:family="table-cell" style:name="Table1.E1">
      <style:table-cell-properties fo:border="0.05pt solid #000000" fo:padding="0.0382in"/>
    </style:style>
    <style:style style:family="table-cell" style:name="Table1.A2">
      <style:table-cell-properties fo:border-bottom="0.05pt solid #000000" fo:border-left="0.05pt solid #000000" fo:border-right="none" fo:border-top="none" fo:padding="0.0382in"/>
    </style:style>
    <style:style style:family="table-cell" style:name="Table1.E2">
      <style:table-cell-properties fo:border-bottom="0.05pt solid #000000" fo:border-left="0.05pt solid #000000" fo:border-right="0.05pt solid #000000" fo:border-top="none" fo:padding="0.0382in"/>
    </style:style>
    <style:style style:family="paragraph" style:name="P22" style:parent-style-name="Table_20_Contents">
      <style:paragraph-properties style:justify-single-word="false" fo:text-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number-columns-repeated="5" table:style-name="Table1.A"/>
        <table:table-row>
          <table:table-cell table:style-name="Table1.A1" office:value-type="string">
            <text:p text:style-name="Table_20_Contents">Funcionalidade</text:p>
          </table:table-cell>
          <table:table-cell table:style-name="Table1.A1" office:value-type="string">
            <text:p text:style-name="Table_20_Contents">Não cadastrado</text:p>
          </table:table-cell>
          <table:table-cell table:style-name="Table1.A1" office:value-type="string">
            <text:p text:style-name="Table_20_Contents">Cadastrado</text:p>
          </table:table-cell>
          <table:table-cell table:style-name="Table1.A1" office:value-type="string">
            <text:p text:style-name="Table_20_Contents">Contribuidor</text:p>
          </table:table-cell>
          <table:table-cell table:style-name="Table1.E1" office:value-type="string">
            <text:p text:style-name="Table_20_Contents">Bibliotecário</text:p>
          </table:table-cell>
        </table:table-row>
        <table:table-row>
          <table:table-cell table:style-name="Table1.A2" office:value-type="string">
            <text:p text:style-name="Table_20_Contents">Navegar no portal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Realizar buscas no acervo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Realizar buscas avançadas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Salvar busca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Realizar downloads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Adicionar conteúdo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Visualizar usuários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Adicionar favorito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Adicionar grãos à cesta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Aprovar conteúdo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Reprovar conteúdo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Excluir conteúdo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22">X</text:p>
          </table:table-cell>
        </table:table-row>
      </table:table>
      <text:p>--------------------------------------</text:p>
      <text:p text:style-name="Standard"><draw:frame text:anchor-type="as-char" svg:height="1.4040000000000001cm" svg:width="5.484cm"><draw:image xlink:actuate="onLoad" xlink:href="Pictures/Quantum Mechanics for Dummies_grao_images_423" xlink:show="embed" xlink:type="simple"/></draw:frame></text:p>
      <text:p>--------------------------------------</text:p>
      <text:p text:style-name="Standard"><draw:frame text:anchor-type="as-char" svg:height="6.396cm" svg:width="7.668cm"><draw:image xlink:actuate="onLoad" xlink:href="Pictures/Quantum Mechanics for Dummies_grao_images_424" xlink:show="embed" xlink:type="simple"/></draw:frame></text:p>
      <text:p>--------------------------------------</text:p>
      <text:p>Referências</text:p>
      <text:p>COUVES, J. d. Quantum Mechanics for Dummies. 1 : , . 200 p.</text:p>
      <text:p>COUVES, J. d. Quantum Mechanics for Dummies. 1 : , . 200 p.</text:p>
      <text:p>COUVES, J. d. Quantum Mechanics for Dummies. 1 : , . 200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si </meta:initial-creator>
    <meta:creation-date>2012-05-29T13:35:27</meta:creation-date>
    <meta:generator>BrOffice/3.3$Unix LibreOffice_project/330m19$Build-202</meta:generator>
    <dc:date>2012-05-30T15:33:16</dc:date>
    <dc:creator>João Felipe</dc:creator>
    <meta:editing-duration>PT39S</meta:editing-duration>
    <meta:editing-cycles>2</meta:editing-cycles>
    <meta:document-statistic meta:table-count="0" meta:image-count="0" meta:object-count="0" meta:page-count="1" meta:paragraph-count="0" meta:word-count="0" meta:character-count="0"/>
  </office:meta>
</office:document-meta>
</file>